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, Tahoma, Helvetica, FreeSans, sans-serif"/>
    <style:font-face style:name="Helvetica Neue Light" svg:font-family="'Helvetica Neue Light', HelveticaNeue-Light, 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1874in" fo:text-align="start" style:justify-single-word="false" fo:widows="1" fo:text-indent="0in" style:auto-text-indent="false"/>
      <style:text-properties fo:font-variant="normal" fo:text-transform="none" fo:color="#000000" fo:font-size="10.5pt" fo:letter-spacing="normal" fo:font-weight="normal" officeooo:rsid="0084d246" officeooo:paragraph-rsid="000ebb73" style:font-name-asian="Arial1" style:font-size-asian="10.5pt" style:font-style-asian="normal" style:font-weight-asian="normal" style:font-size-complex="10.5pt" style:font-weight-complex="normal"/>
    </style:style>
    <style:style style:name="P2" style:family="paragraph" style:parent-style-name="Standard">
      <style:paragraph-properties fo:margin-left="0in" fo:margin-right="0in" style:line-height-at-least="0.1874in" fo:text-align="start" style:justify-single-word="false" fo:widows="1" fo:text-indent="0in" style:auto-text-indent="false"/>
      <style:text-properties fo:font-variant="normal" fo:text-transform="none" fo:color="#000000" style:font-name="Liberation Serif" fo:font-size="10.5pt" fo:letter-spacing="normal" fo:font-weight="normal" officeooo:rsid="0084d246" officeooo:paragraph-rsid="000ebb73" style:font-name-asian="Liberation Serif" style:font-size-asian="10.5pt" style:font-style-asian="normal" style:font-weight-asian="normal" style:font-size-complex="10.5pt" style:font-weight-complex="normal"/>
    </style:style>
    <style:style style:name="P3" style:family="paragraph" style:parent-style-name="Standard">
      <style:text-properties officeooo:paragraph-rsid="000cebe9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rsid="000ebb73" officeooo:paragraph-rsid="000ebb73"/>
    </style:style>
    <style:style style:name="P6" style:family="paragraph" style:parent-style-name="Standard">
      <style:text-properties style:font-name="Liberation Serif" officeooo:paragraph-rsid="000ebb73"/>
    </style:style>
    <style:style style:name="P7" style:family="paragraph" style:parent-style-name="Standard">
      <style:text-properties style:font-name="Liberation Serif" officeooo:paragraph-rsid="000ebb73" style:font-name-asian="Liberation Serif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ff0000" officeooo:paragraph-rsid="000ebb73"/>
    </style:style>
    <style:style style:name="P10" style:family="paragraph" style:parent-style-name="Standard">
      <style:text-properties fo:color="#ff0000" style:font-name="Liberation Serif" officeooo:paragraph-rsid="000ebb73"/>
    </style:style>
    <style:style style:name="P11" style:family="paragraph" style:parent-style-name="Standard">
      <style:paragraph-properties fo:text-align="start" style:justify-single-word="false"/>
      <style:text-properties fo:color="#ff0000" fo:font-size="12pt" fo:font-weight="normal" officeooo:paragraph-rsid="000ebb7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officeooo:rsid="000ebb73" officeooo:paragraph-rsid="000ebb73"/>
    </style:style>
    <style:style style:name="T1" style:family="text">
      <style:text-properties fo:font-style="normal" officeooo:rsid="0748b265" style:font-weight-complex="bold"/>
    </style:style>
    <style:style style:name="T2" style:family="text">
      <style:text-properties fo:font-style="normal" officeooo:rsid="000ebb73" style:font-weight-complex="bold"/>
    </style:style>
    <style:style style:name="T3" style:family="text">
      <style:text-properties fo:color="#996600"/>
    </style:style>
    <style:style style:name="T4" style:family="text">
      <style:text-properties fo:color="#996600" fo:font-size="9pt"/>
    </style:style>
    <style:style style:name="T5" style:family="text">
      <style:text-properties fo:color="#996600" fo:font-size="9pt" officeooo:rsid="01ad47d0"/>
    </style:style>
    <style:style style:name="T6" style:family="text">
      <style:text-properties fo:color="#996600" officeooo:rsid="01a4405a"/>
    </style:style>
    <style:style style:name="T7" style:family="text">
      <style:text-properties fo:color="#996600" officeooo:rsid="01a46908"/>
    </style:style>
    <style:style style:name="T8" style:family="text">
      <style:text-properties fo:color="#996600" officeooo:rsid="01a2caf9"/>
    </style:style>
    <style:style style:name="T9" style:family="text">
      <style:text-properties fo:color="#996600" officeooo:rsid="000cebe9"/>
    </style:style>
    <style:style style:name="T10" style:family="text">
      <style:text-properties fo:color="#996600" officeooo:rsid="01ad29da" style:font-size-asian="10.5pt" style:font-style-asian="normal" style:font-weight-asian="normal" style:font-size-complex="10.5pt" style:font-weight-complex="bold"/>
    </style:style>
    <style:style style:name="T11" style:family="text">
      <style:text-properties fo:color="#996600" officeooo:rsid="01ad47d0" style:font-size-asian="10.5pt" style:font-style-asian="normal" style:font-weight-asian="normal" style:font-size-complex="10.5pt" style:font-weight-complex="bold"/>
    </style:style>
    <style:style style:name="T12" style:family="text">
      <style:text-properties fo:color="#ff0000" officeooo:rsid="00604fff" style:font-weight-complex="bold"/>
    </style:style>
    <style:style style:name="T13" style:family="text">
      <style:text-properties fo:color="#000000" style:font-name="Arial" officeooo:rsid="00604fff" style:font-weight-complex="bold"/>
    </style:style>
    <style:style style:name="T14" style:family="text">
      <style:text-properties fo:color="#000000" officeooo:rsid="00604fff" style:font-weight-complex="bold"/>
    </style:style>
    <style:style style:name="T15" style:family="text">
      <style:text-properties fo:color="#000000" officeooo:rsid="000ebb73" style:font-weight-complex="bold"/>
    </style:style>
    <style:style style:name="T16" style:family="text">
      <style:text-properties style:font-name="Arial" fo:font-style="normal" officeooo:rsid="0748b265" style:font-weight-complex="bold"/>
    </style:style>
    <style:style style:name="T17" style:family="text">
      <style:text-properties style:font-name="Arial" fo:font-style="normal" officeooo:rsid="00604fff" style:font-weight-complex="bold"/>
    </style:style>
    <style:style style:name="T18" style:family="text">
      <style:text-properties style:font-name="Arial" officeooo:rsid="00604fff" style:font-weight-complex="bold"/>
    </style:style>
    <style:style style:name="T19" style:family="text">
      <style:text-properties officeooo:rsid="000ebb73"/>
    </style:style>
    <style:style style:name="T20" style:family="text">
      <style:text-properties officeooo:rsid="000ebb73" style:font-weight-complex="bold"/>
    </style:style>
    <style:style style:name="T21" style:family="text">
      <style:text-properties officeooo:rsid="00604fff" style:font-weight-complex="bold"/>
    </style:style>
    <style:style style:name="T22" style:family="text">
      <style:text-properties style:font-name="Liberation Serif" officeooo:rsid="00604fff" style:font-weight-complex="bold"/>
    </style:style>
    <style:style style:name="T23" style:family="text">
      <style:text-properties officeooo:rsid="01ad29da" style:font-size-asian="10.5pt" style:font-style-asian="normal" style:font-weight-asian="normal" style:font-size-complex="10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eorder and Inorder </text:p>
      <text:p text:style-name="Standard"/>
      <text:p text:style-name="P9">遞歸:</text:p>
      <text:p text:style-name="Standard"><text:span text:style-name="T18">假设先序遍历是</text:span><text:span text:style-name="T22">1 245 3687</text:span><text:span text:style-name="T18">，中序遍历是</text:span><text:span text:style-name="T22">425 1 6837</text:span><text:span text:style-name="T18">, 我们知道</text:span><text:span text:style-name="T22">1</text:span><text:span text:style-name="T18">是根, 且</text:span><text:span text:style-name="T22">425</text:span><text:span text:style-name="T18">是左子树，</text:span><text:span text:style-name="T22">6837</text:span><text:span text:style-name="T18">是右子树.</text:span><text:span text:style-name="T13"> </text:span></text:p>
      <text:p text:style-name="Standard"><text:span text:style-name="T13"/></text:p>
      <text:p text:style-name="P3">public TreeNode buildTree(int[] preorder, int[] inorder) {</text:p>
      <text:p text:style-name="P3"><text:s text:c="4"/>if(preorder==null || inorder==null)</text:p>
      <text:p text:style-name="P3"><text:s text:c="8"/>return null;</text:p>
      <text:p text:style-name="P3"><text:s text:c="4"/>HashMap&lt;Integer, Integer&gt; map = new HashMap&lt;Integer, Integer&gt;();</text:p>
      <text:p text:style-name="P3"><text:s text:c="4"/>for(int i=0;i&lt;inorder.length;i++) <text:s text:c="2"/>map.put(inorder[i],i);</text:p>
      <text:p text:style-name="P3"><text:s text:c="4"/>return helper(preorder,0,preorder.length-1,inorder,0,inorder.length-1, map);</text:p>
      <text:p text:style-name="P3">}</text:p>
      <text:p text:style-name="P3"/>
      <text:p text:style-name="P3"><text:span text:style-name="T3">//</text:span><text:span text:style-name="T6">helper(preorder, preL, preR, inorder, inL, inR, map)的作用是: 將preorder[preL, … preR]和inorder[inL, … inR]作為一個子樹的preorder遍歴和inorder遍歴, 構造出這個子樹, 並返回</text:span><text:span text:style-name="T9">此</text:span><text:span text:style-name="T6">子樹的root.</text:span></text:p>
      <text:p text:style-name="P3">private TreeNode helper(int[] preorder, int preL, int preR, int[] inorder, int inL, int inR, HashMap&lt;Integer, Integer&gt; map) {</text:p>
      <text:p text:style-name="P3"><text:s text:c="4"/>if(preL&gt;preR || inL&gt;inR) <text:span text:style-name="T3">//走到葉子時的情況. 比如分來分去, 最後只剩一個</text:span><text:span text:style-name="T6">node 4, 即調用helper時的輸入為helper(preorder, 2, 2, inorder, 0, 0, map)的時候</text:span><text:span text:style-name="T7">(此時index=0)</text:span><text:span text:style-name="T6">, 在此函數體中, 會执行root.left = helper(preorder, 3, </text:span><text:span text:style-name="T7">2, inorder, 0, -1, map</text:span><text:span text:style-name="T6">), 然後返回</text:span><text:span text:style-name="T7">null, 即root.left = null, 正是我們想要的.</text:span></text:p>
      <text:p text:style-name="P3"><text:s text:c="8"/>return null;</text:p>
      <text:p text:style-name="P3"><text:s text:c="4"/>TreeNode root = new TreeNode(preorder[preL]);</text:p>
      <text:p text:style-name="P3"><text:s text:c="4"/>int index = map.get(root.val);</text:p>
      <text:p text:style-name="P3"><text:s text:c="4"/>root.left = helper(preorder, preL+1, index-inL+preL, inorder, inL, index-1, map); <text:span text:style-name="T3">//</text:span><text:span text:style-name="T8">index-inL是(inorder[]中的)左子樹那段的長度, 如前面例子中的425那段</text:span></text:p>
      <text:p text:style-name="P3"><text:s text:c="4"/>root.right = helper(preorder, preL+index-inL+1, preR, inorder, index+1, inR,map);</text:p>
      <text:p text:style-name="P4"><text:s text:c="4"/>return root;</text:p>
      <text:p text:style-name="P4"><text:span text:style-name="T14">}</text:span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10"><text:soft-page-break/><text:span text:style-name="T20">非</text:span><text:span text:style-name="T21">遞歸:</text:span></text:p>
      <text:p text:style-name="P10"><text:span text:style-name="T21"/></text:p>
      <text:p text:style-name="P5"><text:span text:style-name="T14">class Solution {</text:span></text:p>
      <text:p text:style-name="P5"><text:span text:style-name="T14">public:</text:span></text:p>
      <text:p text:style-name="P5"><text:span text:style-name="T14"><text:s text:c="4"/>TreeNode *buildTree(vector&lt;int&gt; &amp;preorder, vector&lt;int&gt; &amp;inorder) {</text:span></text:p>
      <text:p text:style-name="P5"><text:span text:style-name="T14"><text:s text:c="8"/>if (preorder.size() == 0) return NULL;</text:span></text:p>
      <text:p text:style-name="P5"><text:span text:style-name="T14"><text:s text:c="8"/>int ppre = 0, pin = 0;</text:span></text:p>
      <text:p text:style-name="P5"><text:span text:style-name="T14"><text:s text:c="8"/>TreeNode *root = new TreeNode(preorder.at(ppre++));</text:span></text:p>
      <text:p text:style-name="P5"><text:span text:style-name="T14"><text:s text:c="8"/>TreeNode *p = NULL;</text:span></text:p>
      <text:p text:style-name="P5"><text:span text:style-name="T14"><text:s text:c="8"/>stack&lt;TreeNode *&gt; roots;</text:span></text:p>
      <text:p text:style-name="P5"><text:span text:style-name="T14"><text:s text:c="8"/>roots.push(root);</text:span></text:p>
      <text:p text:style-name="P5"><text:span text:style-name="T14"></text:span></text:p>
      <text:p text:style-name="P5"><text:span text:style-name="T14"><text:s text:c="8"/>while (true) {</text:span></text:p>
      <text:p text:style-name="P5"><text:span text:style-name="T14"><text:s text:c="12"/>if (inorder.at(pin) == roots.top()-&gt;val) {</text:span></text:p>
      <text:p text:style-name="P5"><text:span text:style-name="T14"><text:s text:c="16"/>p = roots.top();</text:span></text:p>
      <text:p text:style-name="P5"><text:span text:style-name="T14"><text:s text:c="16"/>roots.pop();</text:span></text:p>
      <text:p text:style-name="P5"><text:span text:style-name="T14"><text:s text:c="16"/>pin++;</text:span></text:p>
      <text:p text:style-name="P5"><text:span text:style-name="T14"><text:s text:c="16"/>if (pin == inorder.size()) break;</text:span></text:p>
      <text:p text:style-name="P5"><text:span text:style-name="T14"><text:s text:c="16"/>if (roots.size() &amp;&amp; inorder.at(pin) == roots.top()-&gt;val) continue;</text:span></text:p>
      <text:p text:style-name="P5"><text:span text:style-name="T14"><text:s text:c="16"/>p-&gt;right = new TreeNode(preorder.at(ppre));</text:span></text:p>
      <text:p text:style-name="P5"><text:span text:style-name="T14"><text:s text:c="16"/>ppre++;</text:span></text:p>
      <text:p text:style-name="P5"><text:span text:style-name="T14"><text:s text:c="16"/>roots.push(p-&gt;right);</text:span></text:p>
      <text:p text:style-name="P5"><text:span text:style-name="T14"><text:s text:c="12"/>}</text:span></text:p>
      <text:p text:style-name="P5"><text:span text:style-name="T14"><text:s text:c="12"/>else {</text:span></text:p>
      <text:p text:style-name="P5"><text:span text:style-name="T14"><text:s text:c="16"/>p = new TreeNode(preorder.at(ppre));</text:span></text:p>
      <text:p text:style-name="P5"><text:span text:style-name="T14"><text:s text:c="16"/>ppre++;</text:span></text:p>
      <text:p text:style-name="P5"><text:span text:style-name="T14"><text:s text:c="16"/>roots.top()-&gt;left = p;</text:span></text:p>
      <text:p text:style-name="P5"><text:span text:style-name="T14"><text:s text:c="16"/>roots.push(p);</text:span></text:p>
      <text:p text:style-name="P5"><text:span text:style-name="T14"><text:s text:c="12"/>}</text:span></text:p>
      <text:p text:style-name="P5"><text:span text:style-name="T14"><text:s text:c="8"/>}</text:span></text:p>
      <text:p text:style-name="P5"><text:span text:style-name="T14"></text:span></text:p>
      <text:p text:style-name="P5"><text:span text:style-name="T14"><text:s text:c="8"/>return root;</text:span></text:p>
      <text:p text:style-name="P5"><text:span text:style-name="T14"><text:s text:c="4"/>}</text:span></text:p>
      <text:p text:style-name="P5"><text:span text:style-name="T14">};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Inorder and Postorder</text:p>
      <text:p text:style-name="P11">遞歸:</text:p>
      <text:p text:style-name="P1"><text:span text:style-name="T17">假设</text:span><text:span text:style-name="T16">中序遍历是425 1 6837, 後序遍历是452 8673 1. 我们知道1是根, 且425是左子树，而6837是右子树.</text:span></text:p>
      <text:p text:style-name="P1"/>
      <text:p text:style-name="P7"><text:s/>public TreeNode buildTree(int[] inorder, int[] postorder) { </text:p>
      <text:p text:style-name="P7"><text:s text:c="2"/>if(inorder == null || postorder == null) </text:p>
      <text:p text:style-name="P7"><text:s text:c="3"/>return null; </text:p>
      <text:p text:style-name="P7"/>
      <text:p text:style-name="P7"><text:s text:c="2"/>HashMap&lt;Integer, Integer&gt; map = new HashMap&lt;Integer, Integer&gt;(); </text:p>
      <text:p text:style-name="P7"/>
      <text:p text:style-name="P7"><text:s text:c="2"/>for(int i = 0; i &lt; inorder.length; i++) { </text:p>
      <text:p text:style-name="P7"><text:s text:c="3"/>map.put(inorder[i], i); </text:p>
      <text:p text:style-name="P7"><text:s text:c="2"/>} </text:p>
      <text:p text:style-name="P7"/>
      <text:p text:style-name="P7"><text:s text:c="2"/>return helper(inorder, 0, inorder.length - 1, postorder, 0, postorder.length - 1, map); </text:p>
      <text:p text:style-name="P7"><text:s/>} </text:p>
      <text:p text:style-name="P7"/>
      <text:p text:style-name="P7"><text:s/>private TreeNode helper(int[] inorder, int inL, int inR, int[] postorder, int postL, int postR, HashMap&lt;Integer, Integer&gt; map) { </text:p>
      <text:p text:style-name="P7"><text:s text:c="2"/>if(inL &gt; inR || postL &gt; postR) </text:p>
      <text:p text:style-name="P7"><text:s text:c="3"/>return null; </text:p>
      <text:p text:style-name="P7"/>
      <text:p text:style-name="P7"><text:s text:c="2"/>TreeNode root = new TreeNode(postorder[postR]); </text:p>
      <text:p text:style-name="P7"><text:s text:c="2"/>int index = map.get(root.val); </text:p>
      <text:p text:style-name="P7"/>
      <text:p text:style-name="P7"><text:s text:c="2"/>root.left = helper(inorder, inL, index - 1, postorder, postL, postL + index - inL - 1, map); </text:p>
      <text:p text:style-name="P7"><text:span text:style-name="T23"><text:s text:c="2"/>root.right = helper(inorder, index + 1, inR, postorder, postL + index - inL, postR - 1, map); </text:span></text:p>
      <text:p text:style-name="P7"/>
      <text:p text:style-name="P7"><text:s text:c="2"/>return root; </text:p>
      <text:p text:style-name="P2"><text:span text:style-name="T1"><text:s/></text:span><text:span text:style-name="T2">}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非遞歸:</text:p>
      <text:p text:style-name="P12">class Solution {</text:p>
      <text:p text:style-name="P12">public:</text:p>
      <text:p text:style-name="P12"><text:s text:c="4"/>TreeNode* buildTree(vector&lt;int&gt;&amp; inorder, vector&lt;int&gt;&amp; postorder) {</text:p>
      <text:p text:style-name="P12"><text:s text:c="8"/>if(inorder.size() == 0) return nullptr;</text:p>
      <text:p text:style-name="P12"><text:s text:c="8"/>TreeNode *p, *root;</text:p>
      <text:p text:style-name="P12"><text:s text:c="8"/>stack&lt;TreeNode*&gt; s;</text:p>
      <text:p text:style-name="P12"><text:s text:c="8"/></text:p>
      <text:p text:style-name="P12"><text:s text:c="8"/>root = new TreeNode(postorder.back());</text:p>
      <text:p text:style-name="P12"><text:s text:c="8"/>s.push(root);</text:p>
      <text:p text:style-name="P12"><text:s text:c="8"/>postorder.pop_back();</text:p>
      <text:p text:style-name="P12"><text:s text:c="8"/></text:p>
      <text:p text:style-name="P12"><text:s text:c="8"/>while(true) {</text:p>
      <text:p text:style-name="P12"><text:s text:c="12"/>if (inorder.back() == s.top()-&gt;val) {</text:p>
      <text:p text:style-name="P12"><text:s text:c="16"/>p = s.top();</text:p>
      <text:p text:style-name="P12"><text:s text:c="16"/>inorder.pop_back();</text:p>
      <text:p text:style-name="P12"><text:s text:c="16"/>s.pop();</text:p>
      <text:p text:style-name="P12"><text:s text:c="16"/>if (!inorder.size()) break;</text:p>
      <text:p text:style-name="P12"><text:s text:c="16"/>if (s.size() &amp;&amp; inorder.back() == s.top()-&gt;val) continue;</text:p>
      <text:p text:style-name="P12"><text:s text:c="16"/>p-&gt;left = new TreeNode(postorder.back());</text:p>
      <text:p text:style-name="P12"><text:s text:c="16"/>postorder.pop_back();</text:p>
      <text:p text:style-name="P12"><text:s text:c="16"/>s.push(p-&gt;left);</text:p>
      <text:p text:style-name="P12"><text:s text:c="12"/>} else {</text:p>
      <text:p text:style-name="P12"><text:s text:c="16"/>p = new TreeNode(postorder.back());</text:p>
      <text:p text:style-name="P12"><text:s text:c="16"/>postorder.pop_back();</text:p>
      <text:p text:style-name="P12"><text:s text:c="16"/>s.top()-&gt;right = p;</text:p>
      <text:p text:style-name="P12"><text:s text:c="16"/>s.push(p);</text:p>
      <text:p text:style-name="P12"><text:s text:c="12"/>}</text:p>
      <text:p text:style-name="P12"><text:s text:c="8"/>}</text:p>
      <text:p text:style-name="P12"><text:s text:c="8"/>return root;</text:p>
      <text:p text:style-name="P12"><text:s text:c="4"/>}</text:p>
      <text:p text:style-name="P12">};</text:p>
      <text:p text:style-name="P2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, Tahoma, Helvetica, FreeSans, sans-serif"/>
    <style:font-face style:name="Helvetica Neue Light" svg:font-family="'Helvetica Neue Light', HelveticaNeue-Light, 'Helvetica Neue', Helvetica, Arial, sans-serif"/>
    <style:font-face style:name="Menlo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6:37:19.139426108</meta:creation-date>
    <dc:date>2016-10-21T00:13:55.816937755</dc:date>
    <meta:editing-duration>PT8M8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4" meta:paragraph-count="106" meta:word-count="616" meta:character-count="4121" meta:non-whitespace-character-count="2982"/>
  </office:meta>
</office:document-meta>
</file>